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d991" officeooo:paragraph-rsid="001ad991"/>
    </style:style>
    <style:style style:name="P2" style:family="paragraph" style:parent-style-name="Header">
      <style:text-properties officeooo:rsid="001cc939" officeooo:paragraph-rsid="001cc939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d02b7"/>
    </style:style>
    <style:style style:name="P7" style:family="paragraph" style:parent-style-name="Standard">
      <style:paragraph-properties fo:text-align="start" style:justify-single-word="false"/>
      <style:text-properties officeooo:paragraph-rsid="0029a67c"/>
    </style:style>
    <style:style style:name="P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officeooo:rsid="001f502a"/>
    </style:style>
    <style:style style:name="T2" style:family="text">
      <style:text-properties officeooo:rsid="001cc939"/>
    </style:style>
    <style:style style:name="T3" style:family="text">
      <style:text-properties officeooo:rsid="0019d1cf"/>
    </style:style>
    <style:style style:name="T4" style:family="text">
      <style:text-properties officeooo:rsid="001ac82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9d1cf" style:font-style-asian="italic" style:font-style-complex="italic"/>
    </style:style>
    <style:style style:name="T7" style:family="text">
      <style:text-properties fo:font-style="italic" officeooo:rsid="00260ba8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d1cf" style:font-weight-asian="bold" style:font-weight-complex="bold"/>
    </style:style>
    <style:style style:name="T10" style:family="text">
      <style:text-properties fo:font-weight="bold" officeooo:rsid="00202595" style:font-weight-asian="bold" style:font-weight-complex="bold"/>
    </style:style>
    <style:style style:name="T11" style:family="text">
      <style:text-properties fo:font-weight="bold" officeooo:rsid="001ac82b" style:font-weight-asian="bold" style:font-weight-complex="bold"/>
    </style:style>
    <style:style style:name="T12" style:family="text">
      <style:text-properties officeooo:rsid="00253dfe"/>
    </style:style>
    <style:style style:name="T13" style:family="text">
      <style:text-properties officeooo:rsid="00282b92"/>
    </style:style>
    <style:style style:name="T14" style:family="text">
      <style:text-properties officeooo:rsid="00289b31"/>
    </style:style>
    <style:style style:name="T15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ize="20pt" fo:font-style="normal" style:text-underline-style="none" fo:font-weight="normal" officeooo:rsid="00289b3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fo:font-style="normal" style:text-underline-style="none" fo:font-weight="normal" officeooo:rsid="0029a67c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0pt" fo:font-style="normal" style:text-underline-style="none" fo:font-weight="normal" officeooo:rsid="002b53e7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size="20pt" fo:font-style="normal" style:text-underline-style="none" fo:font-weight="normal" officeooo:rsid="002cb114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20pt" fo:font-style="normal" style:text-underline-style="none" fo:font-weight="bold" officeooo:rsid="0029a67c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officeooo:rsid="0028f22d"/>
    </style:style>
    <text:list-style style:name="L1">
      <text:list-level-style-number text:level="1" text:style-name="Numbering_20_Symbols" style:num-suffix="." style:num-format="I" text:start-value="10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10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10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S2</text:p>
      <text:p text:style-name="P3"/>
      <text:p text:style-name="P3">Composition de l'équipe, fonction &amp; Comité de Pilotage</text:p>
      <text:p text:style-name="P3"/>
      <text:p text:style-name="P3"/>
      <text:p text:style-name="P4">Notre équipe est composé<text:span text:style-name="T12">e</text:span> de 5 membre<text:span text:style-name="T12">s</text:span>, chacun ayant sa <text:span text:style-name="T4">propre fonction :</text:span></text:p>
      <text:p text:style-name="P4"/>
      <text:p text:style-name="P4"><text:span text:style-name="T5">Nathan Menny</text:span> qui est <text:span text:style-name="T10">responsable</text:span><text:span text:style-name="T8"> de </text:span><text:span text:style-name="T9">la communication</text:span><text:span text:style-name="T3">, il doit envoyer les mails et les documents hors du groupe, s’assurer de la correction des erreurs dans les documents et s’occuper des différentes présentation que l’on aura à faire.</text:span></text:p>
      <text:p text:style-name="P7"><text:span text:style-name="T17">Il a aussi pour rôle </text:span><text:span text:style-name="T20">chef de projet en Back-up</text:span><text:span text:style-name="T17">, c’est-à-dire que si </text:span><text:span text:style-name="T18">le chef de projet est absent, c’est lui qui le remplacera dans son rôl</text:span><text:span text:style-name="T19">e</text:span><text:span text:style-name="T17">.</text:span></text:p>
      <text:p text:style-name="P4"/>
      <text:p text:style-name="P4"><text:span text:style-name="T5">Sophie Scheidt</text:span> quant à elle <text:span text:style-name="T4">sera la</text:span> <text:span text:style-name="T9">Responsable de la Gestion</text:span><text:span text:style-name="T3">, elle devra établir le coût de reviens initial et le prix de vente du projet, et suivre l’évolution du coût de reviens de celui-ci.</text:span></text:p>
      <text:p text:style-name="P4"/>
      <text:p text:style-name="P4">Nous comptons aussi parmi nous<text:span text:style-name="T5"> Karina Teys</text:span><text:span text:style-name="T7">s</text:span><text:span text:style-name="T5">erre</text:span> qui sera <text:span text:style-name="T9">Responsable Documentation</text:span><text:span text:style-name="T3"> ; elle devra définir les normes à utiliser dans les documents, et définir l’emplacement de stockage des documents et l’accès.</text:span></text:p>
      <text:p text:style-name="P4"/>
      <text:p text:style-name="P4"/>
      <text:p text:style-name="P4"><text:soft-page-break/>Le rôle de <text:span text:style-name="T9">Responsable Planning</text:span><text:span text:style-name="T3"> </text:span>sera attribu<text:span text:style-name="T13">é</text:span> <text:span text:style-name="T13">à</text:span> <text:span text:style-name="T5">Beno</text:span><text:span text:style-name="T7">î</text:span><text:span text:style-name="T5">t Paponaud</text:span> <text:span text:style-name="T4">qui devra établir les tâches que l’on devra accomplir et établir le planning à partir de celles-ci.</text:span></text:p>
      <text:p text:style-name="P4"/>
      <text:p text:style-name="P4">et enfin, <text:span text:style-name="T5">Antoine Tartare</text:span>, l<text:span text:style-name="T4">e </text:span><text:span text:style-name="T11">chef du projet</text:span><text:span text:style-name="T4">, </text:span>ayant pour <text:span text:style-name="T4">mission coordonner la réalisation, faire le bilan du projet et gérer la préparation du projet en définissant un cahier des charges.</text:span></text:p>
      <text:p text:style-name="P4"/>
      <text:p text:style-name="P4"/>
      <text:p text:style-name="P6"><text:span text:style-name="T15">Notre comité de pilotage </text:span><text:span text:style-name="T16">est</text:span><text:span text:style-name="T15"> composé de :</text:span></text:p>
      <text:p text:style-name="P4"/>
      <text:list xml:id="list381279119" text:style-name="L1">
        <text:list-header>
          <text:p text:style-name="P9"><text:span text:style-name="T6">M. </text:span><text:span text:style-name="T5">Occel</text:span><text:span text:style-name="T6">lo</text:span>: <text:s/>Notre projet étant un jeu de plateforme, de nombreux objet<text:span text:style-name="T3">s</text:span> seront nécessaire<text:span text:style-name="T3">s</text:span> afin de le rendre sympathique à jouer, nous aurons sans doute besoin de quelqu'un capable de vérifier nos schémas ou <text:span text:style-name="T3">de </text:span>nous mettre sur une piste de résolution face à nos problèmes.</text:p>
          <text:p text:style-name="P9"/>
        </text:list-header>
      </text:list>
      <text:list xml:id="list1040649937" text:style-name="L2">
        <text:list-header>
          <text:p text:style-name="P10"><text:span text:style-name="T6">M. </text:span><text:span text:style-name="T5">Jean</text:span>: Notre projet sera pour certain<text:span text:style-name="T3">s</text:span> d'entre nous notre toute première expérience de programmation d'un jeu entier, et certain<text:span text:style-name="T3">s</text:span> n'ont jamais programmer en java, l'aide de Monsieur Jean nous paraît donc indispensable.</text:p>
        </text:list-header>
      </text:list>
      <text:p text:style-name="P4"/>
      <text:list xml:id="list614722723" text:style-name="L3">
        <text:list-header>
          <text:p text:style-name="P11"><text:span text:style-name="T6">M. </text:span><text:span text:style-name="T5">Charensol</text:span>: Enfin, Monsieur Charensol nous sera d'une grande <text:span text:style-name="T3">aide</text:span> pour tout l'aspect mathématique derrière le projet, les calculs de vitesse et potentiellement, si nous avançons rapidement dans le projet, l'utilisation d'animation<text:span text:style-name="T21">s</text:span> à l'aide de matrice<text:span text:style-name="T14">s</text:span>.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d991" officeooo:paragraph-rsid="001ad991"/>
    </style:style>
    <style:style style:name="MP2" style:family="paragraph" style:parent-style-name="Header">
      <style:text-properties officeooo:rsid="001cc939" officeooo:paragraph-rsid="001cc939"/>
    </style:style>
    <style:style style:name="MT1" style:family="text">
      <style:text-properties officeooo:rsid="001f502a"/>
    </style:style>
    <style:style style:name="MT2" style:family="text">
      <style:text-properties officeooo:rsid="001cc9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mposition de l’équipe <text:span text:style-name="MT1">&amp; comité de pilotage</text:span> <text:s text:c="28"/><text:span text:style-name="MT2"><text:s text:c="52"/>V.1</text:span></text:p>
        <text:p text:style-name="MP2">Antoine Tartare<text:tab/><text:tab/>TD2</text:p>
        <text:p text:style-name="MP2">06/02/2020</text:p>
      </style:header>
      <style:footer>
        <text:p text:style-name="Footer"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7T02:27:44.73</meta:creation-date>
    <dc:date>2020-02-07T16:33:06.479000000</dc:date>
    <meta:editing-duration>PT1H3M47S</meta:editing-duration>
    <meta:editing-cycles>20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17" meta:word-count="348" meta:character-count="2215" meta:non-whitespace-character-count="1800"/>
  </office:meta>
</office:document-meta>
</file>